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4896in" fo:margin-left="-0.0014in" fo:margin-top="0in" fo:margin-bottom="0in" table:align="left"/>
    </style:style>
    <style:style style:name="Table1.A" style:family="table-column">
      <style:table-column-properties style:column-width="1.7396in"/>
    </style:style>
    <style:style style:name="Table1.B" style:family="table-column">
      <style:table-column-properties style:column-width="3.0521in"/>
    </style:style>
    <style:style style:name="Table1.C" style:family="table-column">
      <style:table-column-properties style:column-width="2.697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2" style:family="table-cell">
      <style:table-cell-properties style:vertical-align="" fo:background-color="#f9ffe4" fo:padding="0.0694in" fo:border="1pt solid #000000">
        <style:background-image/>
      </style:table-cell-properties>
    </style:style>
    <style:style style:name="Table1.A10" style:family="table-cell">
      <style:table-cell-properties style:vertical-align="" fo:background-color="#434343" fo:padding="0.0694in" fo:border="1pt solid #000000">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line-height="100%"/>
      <style:text-properties fo:font-weight="bold" style:font-weight-asian="bold"/>
    </style:style>
    <style:style style:name="P4" style:family="paragraph" style:parent-style-name="Standard">
      <style:text-properties fo:color="#ffffff"/>
    </style:style>
    <style:style style:name="P5" style:family="paragraph" style:parent-style-name="Standard">
      <style:paragraph-properties fo:margin-left="0.5in" fo:margin-right="0in" fo:text-indent="-0.25in" style:auto-text-indent="false"/>
    </style:style>
    <style:style style:name="P6" style:family="paragraph" style:parent-style-name="Standard" style:list-style-name="WWNum6">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7">
      <style:paragraph-properties fo:margin-left="0.5in" fo:margin-right="0in" fo:text-indent="-0.25in" style:auto-text-indent="false"/>
    </style:style>
    <style:style style:name="P10" style:family="paragraph" style:parent-style-name="Standard" style:list-style-name="WWNum8">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5">
      <style:paragraph-properties fo:margin-left="0.5in" fo:margin-right="0in" fo:text-indent="-0.25in" style:auto-text-indent="false"/>
    </style:style>
    <style:style style:name="P14" style:family="paragraph" style:parent-style-name="Standard">
      <style:paragraph-properties fo:margin-left="0.5in" fo:margin-right="0in" fo:text-indent="0in" style:auto-text-indent="false"/>
    </style:style>
    <style:style style:name="P15" style:family="paragraph" style:parent-style-name="Standard" style:list-style-name="WWNum1">
      <style:paragraph-properties fo:margin-left="1in" fo:margin-right="0in" fo:text-indent="-0.25in" style:auto-text-indent="false"/>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text-indent="0in" style:auto-text-indent="false"/>
    </style:style>
    <style:style style:name="P18" style:family="paragraph" style:parent-style-name="Heading_20_3">
      <style:paragraph-properties fo:break-before="page"/>
    </style:style>
    <style:style style:name="P19" style:family="paragraph" style:parent-style-name="Heading_20_4">
      <style:paragraph-properties fo:line-height="100%"/>
    </style:style>
    <style:style style:name="P20" style:family="paragraph" style:parent-style-name="Heading_20_4">
      <style:paragraph-properties fo:line-height="100%" fo:orphans="0" fo:widows="0"/>
    </style:style>
    <style:style style:name="P21" style:family="paragraph" style:parent-style-name="Heading_20_4">
      <style:paragraph-properties fo:margin-top="0in" fo:margin-bottom="0in" loext:contextual-spacing="false" fo:line-height="100%" fo:keep-together="auto" fo:keep-with-next="auto"/>
    </style:style>
    <style:style style:name="P22" style:family="paragraph" style:parent-style-name="Title" style:master-page-name="Standard">
      <style:paragraph-properties style:page-number="1"/>
    </style:style>
    <style:style style:name="T1" style:family="text">
      <style:text-properties style:text-underline-style="none"/>
    </style:style>
    <style:style style:name="T2" style:family="text">
      <style:text-properties fo:color="#1155cc" style:text-underline-style="solid" style:text-underline-width="auto" style:text-underline-color="font-color"/>
    </style:style>
    <style:style style:name="T3" style:family="text">
      <style:text-properties fo:font-weight="bold" style:font-weight-asian="bold"/>
    </style:style>
    <style:style style:name="T4" style:family="text">
      <style:text-properties fo:color="#ffffff" fo:font-weight="bold" style:font-weight-asian="bold"/>
    </style:style>
    <style:style style:name="T5" style:family="text">
      <style:text-properties fo:color="#ffffff"/>
    </style:style>
    <style:style style:name="T6" style:family="text">
      <style:text-properties fo:color="#000000"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s8vnvmo62bwz"/>INFO 6150</text:p>
      <text:p text:style-name="Standard">Instructor: April Bingham</text:p>
      <text:p text:style-name="Standard">a.bingham@northeastern.edu</text:p>
      <text:p text:style-name="Standard">206-920-4470</text:p>
      <text:p text:style-name="Standard">Office hours: Wednesdays, 5-6pm</text:p>
      <text:p text:style-name="Heading_20_1"><text:bookmark text:name="_5y219at6sx3z"/>Course objectives</text:p>
      <text:p text:style-name="Standard">At the end of this course, students will be able to: </text:p>
      <text:list xml:id="list4281130495" text:style-name="WWNum6">
        <text:list-item>
          <text:p text:style-name="P6">Identify HTML5/CSS and create a basic page with these languages</text:p>
        </text:list-item>
        <text:list-item>
          <text:p text:style-name="P6">Write valid, well-formed, scalable, and semantically appropriate HTML5 and/or CSS within the context of a React app</text:p>
        </text:list-item>
        <text:list-item>
          <text:p text:style-name="P6">Position web page elements using CSS</text:p>
        </text:list-item>
        <text:list-item>
          <text:p text:style-name="P6">Identify the types of images used in modern web design and explain what types are appropriate for different functions </text:p>
        </text:list-item>
        <text:list-item>
          <text:p text:style-name="P6">Understand basic usability, user experience and accessibility principles</text:p>
        </text:list-item>
      </text:list>
      <text:p text:style-name="Standard"/>
      <text:p text:style-name="Standard">Grades will be based on the following:</text:p>
      <text:list xml:id="list280010718" text:style-name="WWNum4">
        <text:list-item>
          <text:p text:style-name="P7">30% exams (3 Exams, 10% each) </text:p>
        </text:list-item>
        <text:list-item>
          <text:p text:style-name="P7">40% weekly assignments (weeks 1-8, 5% each)</text:p>
        </text:list-item>
        <text:list-item>
          <text:p text:style-name="P7">15% overall team project result (awarded equally to each participant)</text:p>
        </text:list-item>
        <text:list-item>
          <text:p text:style-name="P7">15% individual journal/writeup of personal contribution to team project</text:p>
        </text:list-item>
      </text:list>
      <text:p text:style-name="P14"/>
      <text:p text:style-name="Standard">Academic integrity:</text:p>
      <text:p text:style-name="Standard"><text:soft-page-break/>I expect that, as a student of this class, you will adhere to the academic integrity standards of Northeastern University and that all work on exams and class projects will be your own, unless as part of a team project. Any evidence of copying someone else’s work or allowing your own work to be copied by someone else will be used as the basis of a report opened with the Office of Academic Integrity.</text:p>
      <text:p text:style-name="Standard"/>
      <text:p text:style-name="Standard">Requirements:</text:p>
      <text:list xml:id="list542101768" text:style-name="WWNum1">
        <text:list-item>
          <text:p text:style-name="P8">No previous knowledge of HTML or CSS necessary</text:p>
        </text:list-item>
        <text:list-item>
          <text:p text:style-name="P8">Basic knowledge of how to view websites via a browser is helpful</text:p>
        </text:list-item>
        <text:list-item>
          <text:p text:style-name="P8">Basic knowledge of how to push/pull code from git repo is helpful</text:p>
        </text:list-item>
        <text:list-item>
          <text:p text:style-name="P8">While JS, HTML, CSS can be written in a simple text editor, an IDE that can give context clues and guide basic syntax is useful. Here are some recommendations:</text:p>
          <text:list>
            <text:list-item>
              <text:p text:style-name="P15"><text:a xlink:type="simple" xlink:href="https://atom.io/" text:style-name="ListLabel_20_73" text:visited-style-name="ListLabel_20_73"><text:span text:style-name="T2">https://atom.io/</text:span></text:a></text:p>
            </text:list-item>
            <text:list-item>
              <text:p text:style-name="P15"><text:a xlink:type="simple" xlink:href="https://www.sublimetext.com/" text:style-name="ListLabel_20_73" text:visited-style-name="ListLabel_20_73"><text:span text:style-name="T2">https://www.sublimetext.com/</text:span></text:a></text:p>
            </text:list-item>
            <text:list-item>
              <text:p text:style-name="P15"><text:a xlink:type="simple" xlink:href="https://code.visualstudio.com/" text:style-name="ListLabel_20_73" text:visited-style-name="ListLabel_20_73"><text:span text:style-name="T2">https://code.visualstudio.com/</text:span></text:a></text:p>
            </text:list-item>
          </text:list>
        </text:list-item>
      </text:list>
      <text:p text:style-name="Heading_20_3"><text:bookmark text:name="_v26bfshiza28"/></text:p>
      <text:p text:style-name="P18"><text:bookmark text:name="_c81yzdlqx2oz"/>Class Schedule (subject to chang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text:span text:style-name="T3">Week</text:span></text:p>
          </table:table-cell>
          <table:table-cell table:style-name="Table1.A1" office:value-type="string">
            <text:p text:style-name="P16"><text:span text:style-name="T3">Lecture Topics</text:span></text:p>
          </table:table-cell>
          <table:table-cell table:style-name="Table1.A1" office:value-type="string">
            <text:p text:style-name="P16"><text:span text:style-name="T3">Assignments/Lab</text:span></text:p>
          </table:table-cell>
        </table:table-row>
        <table:table-row table:style-name="Table1.1">
          <table:table-cell table:style-name="Table1.A2" office:value-type="string">
            <text:p text:style-name="P16"><text:span text:style-name="T3">January 9, 2018</text:span></text:p>
            <text:p text:style-name="P16">Week 1</text:p>
            <text:p text:style-name="P19"><text:bookmark text:name="_mchubqe88yzo"/>Usability &amp; accessibility</text:p>
          </table:table-cell>
          <table:table-cell table:style-name="Table1.A2" office:value-type="string">
            <text:list xml:id="list1295044834" text:style-name="WWNum7">
              <text:list-item>
                <text:p text:style-name="P9">Principles of usability</text:p>
              </text:list-item>
              <text:list-item>
                <text:p text:style-name="P9">Validation (html/css)</text:p>
              </text:list-item>
              <text:list-item>
                <text:p text:style-name="P9">Principles of accessibility</text:p>
              </text:list-item>
              <text:list-item>
                <text:p text:style-name="P9">Low vision/contrast, color blindness</text:p>
              </text:list-item>
              <text:list-item>
                <text:p text:style-name="P9">ADA</text:p>
              </text:list-item>
              <text:list-item>
                <text:p text:style-name="P9">Section 508</text:p>
              </text:list-item>
              <text:list-item>
                <text:p text:style-name="P9">ARIA</text:p>
              </text:list-item>
              <text:list-item>
                <text:p text:style-name="P9">tabindex </text:p>
              </text:list-item>
              <text:list-item>
                <text:p text:style-name="P9">Screen readers</text:p>
              </text:list-item>
            </text:list>
          </table:table-cell>
          <table:table-cell table:style-name="Table1.A2" office:value-type="string">
            <text:p text:style-name="P1">Send me an email with 4 different websites:</text:p>
            <text:p text:style-name="P1">1 you think is usable</text:p>
            <text:p text:style-name="P1">1 you think is not usable</text:p>
            <text:p text:style-name="P1">1 you think is accessible</text:p>
            <text:p text:style-name="P1">1 you think is not accessible</text:p>
            <text:p text:style-name="P1">Explain your choices with principles discussed in lecture</text:p>
            <text:p text:style-name="P1"/>
            <text:p text:style-name="P3"/>
            <text:p text:style-name="P1">Fork class git repo</text:p>
            <text:p text:style-name="P1">Fork class react app repo</text:p>
            <text:p text:style-name="P1">Download IDE for classwork</text:p>
          </table:table-cell>
        </table:table-row>
        <table:table-row table:style-name="Table1.1">
          <table:table-cell table:style-name="Table1.A1" office:value-type="string">
            <text:p text:style-name="P16"><text:span text:style-name="T3">January 16, 2019</text:span></text:p>
            <text:p text:style-name="P16">Week 2</text:p>
            <text:p text:style-name="P19"><text:bookmark text:name="_fhtsqnrkm60s"/>Planning and design: wireframing, IA &amp; design mocks</text:p>
            <text:p text:style-name="P1"/>
            <text:p text:style-name="P1"/>
          </table:table-cell>
          <table:table-cell table:style-name="Table1.A1" office:value-type="string">
            <text:list xml:id="list770662961" text:style-name="WWNum8">
              <text:list-item>
                <text:p text:style-name="P10">Information architecture</text:p>
              </text:list-item>
              <text:list-item>
                <text:p text:style-name="P10">Product requirements</text:p>
              </text:list-item>
              <text:list-item>
                <text:p text:style-name="P10">Navigation</text:p>
              </text:list-item>
              <text:list-item>
                <text:p text:style-name="P10">Mobile first philosophy</text:p>
              </text:list-item>
              <text:list-item>
                <text:p text:style-name="P10">Progressive enhancement</text:p>
              </text:list-item>
              <text:list-item>
                <text:p text:style-name="P10">User flows</text:p>
              </text:list-item>
              <text:list-item>
                <text:p text:style-name="P10">Prototypes</text:p>
              </text:list-item>
              <text:list-item>
                <text:p text:style-name="P10">Design mocks</text:p>
              </text:list-item>
              <text:list-item>
                <text:p text:style-name="P10">Usability testing with wireframes</text:p>
              </text:list-item>
              <text:list-item>
                <text:p text:style-name="P10">Color theory</text:p>
              </text:list-item>
              <text:list-item>
                <text:p text:style-name="P10">“Look and feel”</text:p>
              </text:list-item>
              <text:list-item>
                <text:p text:style-name="P10">Things to consider at the design/planning stage</text:p>
              </text:list-item>
            </text:list>
          </table:table-cell>
          <table:table-cell table:style-name="Table1.A1" office:value-type="string">
            <text:p text:style-name="P1">Choose a website that reflects a feeling (“sophisticated”, “bold”, etc.) Email me an explanation of your choice with principles discussed in lecture, a wireframe of the homepage and an outline of the sitemap.</text:p>
          </table:table-cell>
        </table:table-row>
        <table:table-row table:style-name="Table1.1">
          <table:table-cell table:style-name="Table1.A2" office:value-type="string">
            <text:p text:style-name="P2"><text:span text:style-name="T3">January 23, 2019</text:span></text:p>
            <text:p text:style-name="P2">Week 3</text:p>
            <text:p text:style-name="P19"><text:bookmark text:name="_n22blhxz6h4t"/>HTML &amp; JS with React</text:p>
          </table:table-cell>
          <table:table-cell table:style-name="Table1.A2" office:value-type="string">
            <text:list xml:id="list192733012533958" text:continue-numbering="true" text:style-name="WWNum8">
              <text:list-item>
                <text:p text:style-name="P10">Overview of React</text:p>
              </text:list-item>
              <text:list-item>
                <text:p text:style-name="P10">Container components</text:p>
              </text:list-item>
              <text:list-item>
                <text:p text:style-name="P10">Functional components</text:p>
              </text:list-item>
              <text:list-item>
                <text:p text:style-name="P10">Statefulness</text:p>
              </text:list-item>
              <text:list-item>
                <text:p text:style-name="P10">Doctypes</text:p>
              </text:list-item>
              <text:list-item>
                <text:p text:style-name="P10">DOM</text:p>
              </text:list-item>
              <text:list-item>
                <text:p text:style-name="P10">Document parsing</text:p>
              </text:list-item>
              <text:list-item>
                <text:p text:style-name="P10">Brief overview of HTML</text:p>
              </text:list-item>
              <text:list-item>
                <text:p text:style-name="P10">Viewing HTML file in the browser</text:p>
              </text:list-item>
              <text:list-item>
                <text:p text:style-name="P10">Document outline</text:p>
              </text:list-item>
              <text:list-item>
                <text:p text:style-name="P10">html, head, meta</text:p>
              </text:list-item>
              <text:list-item>
                <text:p text:style-name="P10">Semantic html</text:p>
              </text:list-item>
              <text:list-item>
                <text:p text:style-name="P10">Sectioning blocks</text:p>
              </text:list-item>
              <text:list-item>
                <text:p text:style-name="P10">Body, main, div, section, p, span</text:p>
              </text:list-item>
              <text:list-item>
                <text:p text:style-name="P10">A</text:p>
              </text:list-item>
              <text:list-item>
                <text:p text:style-name="P10">Strong, em</text:p>
              </text:list-item>
              <text:list-item>
                <text:p text:style-name="P10">Ul, ol, dl</text:p>
              </text:list-item>
              <text:list-item>
                <text:p text:style-name="P10">Img</text:p>
              </text:list-item>
              <text:list-item>
                <text:p text:style-name="P10">H1 - H6</text:p>
              </text:list-item>
              <text:list-item>
                <text:p text:style-name="P10">Header, footer, aside, nav, article</text:p>
              </text:list-item>
              <text:list-item>
                <text:p text:style-name="P10">Figcaption, figure</text:p>
              </text:list-item>
              <text:list-item>
                <text:p text:style-name="P10">Tables</text:p>
              </text:list-item>
              <text:list-item>
                <text:p text:style-name="P10">Forms</text:p>
              </text:list-item>
              <text:list-item>
                <text:p text:style-name="P10">HTML best practices</text:p>
              </text:list-item>
            </text:list>
          </table:table-cell>
          <table:table-cell table:style-name="Table1.A2" office:value-type="string">
            <text:p text:style-name="P1">Create components in react app with HTML elements, make sure your HTML is validated. (tbd)</text:p>
          </table:table-cell>
        </table:table-row>
        <table:table-row table:style-name="Table1.1">
          <table:table-cell table:style-name="Table1.A1" office:value-type="string">
            <text:p text:style-name="P2"><text:span text:style-name="T3">January 30, 2019</text:span></text:p>
            <text:p text:style-name="P2">Week 4</text:p>
            <text:p text:style-name="P19"><text:bookmark text:name="_tssycd6ldnlr"/>HTML &amp; JS with React</text:p>
          </table:table-cell>
          <table:table-cell table:style-name="Table1.A1" office:value-type="string">
            <text:p text:style-name="P17"><text:s/>Continuation of topics from week 3.</text:p>
            <text:p text:style-name="P1"/>
          </table:table-cell>
          <table:table-cell table:style-name="Table1.A1" office:value-type="string">
            <text:p text:style-name="P1">Create components in react app with HTML elements, make sure your HTML is validated. (tbd)</text:p>
            <text:p text:style-name="P1"/>
            <text:p text:style-name="P1">Exam #1 due</text:p>
          </table:table-cell>
        </table:table-row>
        <table:table-row table:style-name="Table1.1">
          <table:table-cell table:style-name="Table1.A2" office:value-type="string">
            <text:p text:style-name="P2"><text:span text:style-name="T3">February 6, 2019</text:span></text:p>
            <text:p text:style-name="P2">Week 5</text:p>
            <text:p text:style-name="P19"><text:bookmark text:name="_1fmpmpqfrtv6"/>Presentation: CSS</text:p>
          </table:table-cell>
          <table:table-cell table:style-name="Table1.A2" office:value-type="string">
            <text:list xml:id="list673861844" text:style-name="WWNum3">
              <text:list-item>
                <text:p text:style-name="P11">Brief overview of CSS</text:p>
              </text:list-item>
              <text:list-item>
                <text:p text:style-name="P11">Cascade/inheritance</text:p>
              </text:list-item>
              <text:list-item>
                <text:p text:style-name="P11">Specificity</text:p>
              </text:list-item>
              <text:list-item>
                <text:p text:style-name="P11">Inline vs. external</text:p>
              </text:list-item>
              <text:list-item>
                <text:p text:style-name="P11">Classes, ids</text:p>
              </text:list-item>
              <text:list-item>
                <text:p text:style-name="P11">Box model, margin, padding</text:p>
              </text:list-item>
              <text:list-item>
                <text:p text:style-name="P11">Color, background color</text:p>
              </text:list-item>
              <text:list-item>
                <text:p text:style-name="P11">Borders</text:p>
              </text:list-item>
              <text:list-item>
                <text:p text:style-name="P11">Selectors</text:p>
              </text:list-item>
              <text:list-item>
                <text:p text:style-name="P11">Float</text:p>
              </text:list-item>
              <text:list-item>
                <text:p text:style-name="P11">Positioning</text:p>
              </text:list-item>
              <text:list-item>
                <text:p text:style-name="P11">CSS best practices</text:p>
              </text:list-item>
              <text:list-item>
                <text:p text:style-name="P11">CSS modules</text:p>
              </text:list-item>
              <text:list-item>
                <text:p text:style-name="P11">Typography overview</text:p>
              </text:list-item>
              <text:list-item>
                <text:p text:style-name="P11">Importing fonts</text:p>
              </text:list-item>
            </text:list>
          </table:table-cell>
          <table:table-cell table:style-name="Table1.A2" office:value-type="string">
            <text:p text:style-name="P1">Take the components from week 3 &amp; 4 and style them per requirements, make sure your CSS is validated. (tbd)</text:p>
          </table:table-cell>
        </table:table-row>
        <table:table-row table:style-name="Table1.1">
          <table:table-cell table:style-name="Table1.A1" office:value-type="string">
            <text:p text:style-name="P2"><text:span text:style-name="T3">February 13, 2019</text:span></text:p>
            <text:p text:style-name="P2">Week 6</text:p>
            <text:p text:style-name="P20"><text:bookmark text:name="_vy0l7qo6saru"/>Presentation: Images for web</text:p>
            <text:p text:style-name="P1"/>
          </table:table-cell>
          <table:table-cell table:style-name="Table1.A1" office:value-type="string">
            <text:list xml:id="list1398969304" text:style-name="WWNum2">
              <text:list-item>
                <text:p text:style-name="P12">GIF</text:p>
              </text:list-item>
              <text:list-item>
                <text:p text:style-name="P12">JPG</text:p>
              </text:list-item>
              <text:list-item>
                <text:p text:style-name="P12">PNG</text:p>
              </text:list-item>
              <text:list-item>
                <text:p text:style-name="P12">What format to use when?</text:p>
              </text:list-item>
              <text:list-item>
                <text:p text:style-name="P12">Loss/compression</text:p>
              </text:list-item>
              <text:list-item>
                <text:p text:style-name="P12">Background images</text:p>
              </text:list-item>
            </text:list>
          </table:table-cell>
          <table:table-cell table:style-name="Table1.A1" office:value-type="string">
            <text:p text:style-name="P1">Take the page from week 5 and add images per requirements. (tbd)</text:p>
          </table:table-cell>
        </table:table-row>
        <table:table-row table:style-name="Table1.1">
          <table:table-cell table:style-name="Table1.A2" office:value-type="string">
            <text:p text:style-name="P2"><text:span text:style-name="T3">February 20, 2019</text:span></text:p>
            <text:p text:style-name="P2">Week 7</text:p>
            <text:p text:style-name="P19"><text:bookmark text:name="_t7ohbk4crrjc"/>Presentation: Responsive &amp; adaptive layouts</text:p>
            <text:p text:style-name="P1"/>
            <text:p text:style-name="P1"/>
          </table:table-cell>
          <table:table-cell table:style-name="Table1.A2" office:value-type="string">
            <text:list xml:id="list192734256784276" text:continue-numbering="true" text:style-name="WWNum2">
              <text:list-item>
                <text:p text:style-name="P12">Flexbox, grid</text:p>
              </text:list-item>
              <text:list-item>
                <text:p text:style-name="P12">Responsive layouts</text:p>
              </text:list-item>
              <text:list-item>
                <text:p text:style-name="P12">Adaptive vs. Responsive</text:p>
              </text:list-item>
              <text:list-item>
                <text:p text:style-name="P12">Viewport</text:p>
              </text:list-item>
              <text:list-item>
                <text:p text:style-name="P12">Display resolutions</text:p>
              </text:list-item>
              <text:list-item>
                <text:p text:style-name="P12">Media queries</text:p>
              </text:list-item>
              <text:list-item>
                <text:p text:style-name="P12">Responsive images</text:p>
              </text:list-item>
              <text:list-item>
                <text:p text:style-name="P12">Responsive developer tools</text:p>
              </text:list-item>
            </text:list>
          </table:table-cell>
          <table:table-cell table:style-name="Table1.A2" office:value-type="string">
            <text:p text:style-name="P1">Take the page from week 6 and make it responsive per requirements. (tbd)</text:p>
          </table:table-cell>
        </table:table-row>
        <table:table-row table:style-name="Table1.1">
          <table:table-cell table:style-name="Table1.A1" office:value-type="string">
            <text:p text:style-name="P2"><text:span text:style-name="T3">February 27, 2019</text:span></text:p>
            <text:p text:style-name="P2">Week 8</text:p>
            <text:p text:style-name="P19"><text:bookmark text:name="_xvpakl4kfzob"/>Presentation: Responsive &amp; adaptive layouts</text:p>
            <text:p text:style-name="P1"/>
            <text:p text:style-name="P1"/>
          </table:table-cell>
          <table:table-cell table:style-name="Table1.A1" office:value-type="string">
            <text:p text:style-name="P17">Continuation of topics from week 7. </text:p>
          </table:table-cell>
          <table:table-cell table:style-name="Table1.A1" office:value-type="string">
            <text:p text:style-name="P1">Take the page from week 7 and make it adaptive per requirements. (tbd)</text:p>
            <text:p text:style-name="P1"/>
            <text:p text:style-name="P1">Exam #2 due</text:p>
          </table:table-cell>
        </table:table-row>
        <table:table-row table:style-name="Table1.1">
          <table:table-cell table:style-name="Table1.A10" office:value-type="string">
            <text:p text:style-name="P2"><text:span text:style-name="T4">March 6, 2019</text:span></text:p>
            <text:p text:style-name="P20"><text:bookmark text:name="_ltzop91l9x1g"/><text:span text:style-name="T5">No Class</text:span></text:p>
          </table:table-cell>
          <table:table-cell table:style-name="Table1.A10" office:value-type="string">
            <text:p text:style-name="Standard"><text:span text:style-name="T5">Spring break, no class this week.</text:span></text:p>
          </table:table-cell>
          <table:table-cell table:style-name="Table1.A10" office:value-type="string">
            <text:p text:style-name="P4"/>
          </table:table-cell>
        </table:table-row>
        <table:table-row table:style-name="Table1.1">
          <table:table-cell table:style-name="Table1.A1" office:value-type="string">
            <text:p text:style-name="P2"><text:span text:style-name="T3">March 13, 2019</text:span></text:p>
            <text:p text:style-name="P21"><text:bookmark text:name="_v14iwc1nai81"/><text:span text:style-name="T6">Week 9</text:span></text:p>
            <text:p text:style-name="P19"><text:bookmark text:name="_vqlo1zsn3bgi"/>Testing &amp; performance</text:p>
          </table:table-cell>
          <table:table-cell table:style-name="Table1.A1" office:value-type="string">
            <text:list xml:id="list1976124050" text:style-name="WWNum5">
              <text:list-item>
                <text:p text:style-name="P13">User testing</text:p>
              </text:list-item>
              <text:list-item>
                <text:p text:style-name="P13">AB/multivariate testing</text:p>
              </text:list-item>
              <text:list-item>
                <text:p text:style-name="P13">Feature flagging</text:p>
              </text:list-item>
              <text:list-item>
                <text:p text:style-name="P13">Performance</text:p>
              </text:list-item>
              <text:list-item>
                <text:p text:style-name="P13">Network tabs</text:p>
              </text:list-item>
              <text:list-item>
                <text:p text:style-name="P13">Lighthouse (Google)</text:p>
              </text:list-item>
              <text:list-item>
                <text:p text:style-name="P13">Jest component testing</text:p>
              </text:list-item>
            </text:list>
          </table:table-cell>
          <table:table-cell table:style-name="Table1.A1" office:value-type="string">
            <text:p text:style-name="P1">Split into teams for team projects</text:p>
            <text:p text:style-name="P5"/>
          </table:table-cell>
        </table:table-row>
        <table:table-row table:style-name="Table1.1">
          <table:table-cell table:style-name="Table1.A1" office:value-type="string">
            <text:p text:style-name="P2"><text:span text:style-name="T3">March 20, 2019</text:span></text:p>
            <text:p text:style-name="P2">Week 10</text:p>
            <text:p text:style-name="P19"><text:bookmark text:name="_u6r668sn85c"/>Team projects, week 1</text:p>
            <text:p text:style-name="P1"/>
            <text:p text:style-name="P1"/>
          </table:table-cell>
          <table:table-cell table:style-name="Table1.A1" office:value-type="string">
            <text:p text:style-name="P1">Project work</text:p>
          </table:table-cell>
          <table:table-cell table:style-name="Table1.A1" office:value-type="string">
            <text:p text:style-name="P1">Based on product requirements, work on wireframes, user flows, IA sitemap &amp; UI designs for app</text:p>
          </table:table-cell>
        </table:table-row>
        <table:table-row table:style-name="Table1.1">
          <table:table-cell table:style-name="Table1.A2" office:value-type="string">
            <text:p text:style-name="P2"><text:span text:style-name="T3">March 27, 2019</text:span></text:p>
            <text:p text:style-name="P2">Week 11</text:p>
            <text:p text:style-name="P19"><text:bookmark text:name="_b9jjq0xek2aj"/>Team projects, week 2</text:p>
            <text:p text:style-name="P1"/>
            <text:p text:style-name="P1"/>
          </table:table-cell>
          <table:table-cell table:style-name="Table1.A2" office:value-type="string">
            <text:p text:style-name="P1">Project work</text:p>
            <text:p text:style-name="P1"/>
          </table:table-cell>
          <table:table-cell table:style-name="Table1.A2" office:value-type="string">
            <text:p text:style-name="P1">User testing and refine designs based on results</text:p>
          </table:table-cell>
        </table:table-row>
        <table:table-row table:style-name="Table1.1">
          <table:table-cell table:style-name="Table1.A1" office:value-type="string">
            <text:p text:style-name="P2"><text:span text:style-name="T3">April 3, 2019</text:span></text:p>
            <text:p text:style-name="P2">Week 12</text:p>
            <text:p text:style-name="P19"><text:bookmark text:name="_ka58pi7qg6rw"/>Team projects, week 3</text:p>
            <text:p text:style-name="P1"/>
            <text:p text:style-name="P1"/>
          </table:table-cell>
          <table:table-cell table:style-name="Table1.A1" office:value-type="string">
            <text:p text:style-name="P1">Project work</text:p>
            <text:p text:style-name="P1"/>
          </table:table-cell>
          <table:table-cell table:style-name="Table1.A1" office:value-type="string">
            <text:p text:style-name="P1">Project implementation</text:p>
          </table:table-cell>
        </table:table-row>
        <table:table-row table:style-name="Table1.1">
          <table:table-cell table:style-name="Table1.A1" office:value-type="string">
            <text:p text:style-name="P2"><text:span text:style-name="T3">April 10, 2019</text:span></text:p>
            <text:p text:style-name="P16">Week 13</text:p>
            <text:p text:style-name="P19"><text:bookmark text:name="_2lb4ofz2pf8p"/>Team projects, week 4</text:p>
            <text:p text:style-name="P1"/>
            <text:p text:style-name="P1"/>
          </table:table-cell>
          <table:table-cell table:style-name="Table1.A1" office:value-type="string">
            <text:p text:style-name="P1">Project work</text:p>
            <text:p text:style-name="P1"/>
          </table:table-cell>
          <table:table-cell table:style-name="Table1.A1" office:value-type="string">
            <text:p text:style-name="P1">Project implementation</text:p>
            <text:p text:style-name="P3"/>
          </table:table-cell>
        </table:table-row>
        <table:table-row table:style-name="Table1.1">
          <table:table-cell table:style-name="Table1.A2" office:value-type="string">
            <text:p text:style-name="P2"><text:span text:style-name="T3">April 17, 2019</text:span></text:p>
            <text:p text:style-name="P2">Week 14</text:p>
            <text:p text:style-name="P19"><text:bookmark text:name="_5rx7ytrn50q"/>Team projects presentations</text:p>
          </table:table-cell>
          <table:table-cell table:style-name="Table1.A2" office:value-type="string">
            <text:p text:style-name="Standard">Final presentations of projects from teams </text:p>
            <text:p text:style-name="Standard"/>
          </table:table-cell>
          <table:table-cell table:style-name="Table1.A2" office:value-type="string">
            <text:p text:style-name="Standard"/>
          </table:table-cell>
        </table:table-row>
        <table:table-row table:style-name="Table1.1">
          <table:table-cell table:style-name="Table1.A10" office:value-type="string">
            <text:p text:style-name="P2"><text:span text:style-name="T4">April 24, 2019</text:span></text:p>
            <text:p text:style-name="P2"><text:span text:style-name="T5">Finals week</text:span></text:p>
            <text:p text:style-name="P20"><text:bookmark text:name="_vqghpddk4p5e"/><text:span text:style-name="T5">No Class</text:span></text:p>
          </table:table-cell>
          <table:table-cell table:style-name="Table1.A10" office:value-type="string">
            <text:p text:style-name="P4"/>
          </table:table-cell>
          <table:table-cell table:style-name="Table1.A10" office:value-type="string">
            <text:p text:style-name="P1"><text:span text:style-name="T5">Final exam du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0pt" fo:language="en"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191" meta:word-count="940" meta:character-count="5284" meta:non-whitespace-character-count="4625"/>
    <meta:generator>LibreOfficeDev/6.0.5.2$Linux_X86_64 LibreOffice_project/</meta:generator>
  </office:meta>
</office:document-meta>
</file>